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dbdbce"/>
    </style:style>
  </office:automatic-styles>
  <office:body>
    <office:drawing>
      <draw:page draw:name="page1" draw:style-name="dp1" draw:master-page-name="Default">
        <draw:g>
          <draw:glue-point draw:id="4" svg:x="0.05cm" svg:y="-5cm"/>
          <draw:glue-point draw:id="5" svg:x="4.874cm" svg:y="-5cm"/>
          <draw:glue-point draw:id="6" svg:x="2.462cm" svg:y="-5cm"/>
          <draw:glue-point draw:id="7" svg:x="-4.905cm" svg:y="5cm"/>
          <draw:glue-point draw:id="8" svg:x="-0.713cm" svg:y="5cm"/>
          <draw:glue-point draw:id="9" svg:x="-2.809cm" svg:y="5cm"/>
          <draw:glue-point draw:id="10" svg:x="-5cm" svg:y="4.308cm"/>
          <draw:glue-point draw:id="11" svg:x="-0.863cm" svg:y="0.615cm"/>
          <draw:polygon draw:style-name="gr1" draw:layer="layout" svg:width="1.565cm" svg:height="0.797cm" svg:x="0.969cm" svg:y="0cm" svg:viewBox="0 0 1566 798" draw:points="0,798 1239,798 1566,0 326,0">
            <text:p/>
          </draw:polygon>
          <draw:line draw:style-name="gr2" draw:layer="layout" svg:x1="0.969cm" svg:y1="0.797cm" svg:x2="2.209cm" svg:y2="0.797cm">
            <text:p/>
          </draw:line>
          <draw:line draw:style-name="gr2" draw:layer="layout" svg:x1="2.208cm" svg:y1="0.798cm" svg:x2="2.535cm" svg:y2="0cm">
            <text:p/>
          </draw:line>
          <draw:line draw:style-name="gr2" draw:layer="layout" svg:x1="2.535cm" svg:y1="0cm" svg:x2="1.296cm" svg:y2="0cm">
            <text:p/>
          </draw:line>
          <draw:line draw:style-name="gr2" draw:layer="layout" svg:x1="1.297cm" svg:y1="0cm" svg:x2="0.969cm" svg:y2="0.798cm">
            <text:p/>
          </draw:line>
          <draw:polygon draw:style-name="gr3" draw:layer="layout" svg:width="1.272cm" svg:height="0.114cm" svg:x="0.969cm" svg:y="0.797cm" svg:viewBox="0 0 1273 115" draw:points="0,0 41,115 1273,115 1240,0">
            <text:p/>
          </draw:polygon>
          <draw:line draw:style-name="gr2" draw:layer="layout" svg:x1="0.969cm" svg:y1="0.797cm" svg:x2="1.011cm" svg:y2="0.912cm">
            <text:p/>
          </draw:line>
          <draw:line draw:style-name="gr2" draw:layer="layout" svg:x1="1.011cm" svg:y1="0.911cm" svg:x2="2.242cm" svg:y2="0.911cm">
            <text:p/>
          </draw:line>
          <draw:line draw:style-name="gr2" draw:layer="layout" svg:x1="2.242cm" svg:y1="0.912cm" svg:x2="2.208cm" svg:y2="0.797cm">
            <text:p/>
          </draw:line>
          <draw:line draw:style-name="gr2" draw:layer="layout" svg:x1="2.209cm" svg:y1="0.797cm" svg:x2="0.969cm" svg:y2="0.797cm">
            <text:p/>
          </draw:line>
          <draw:polygon draw:style-name="gr4" draw:layer="layout" svg:width="0.358cm" svg:height="0.911cm" svg:x="2.208cm" svg:y="0cm" svg:viewBox="0 0 359 912" draw:points="326,0 359,105 32,912 0,797">
            <text:p/>
          </draw:polygon>
          <draw:line draw:style-name="gr2" draw:layer="layout" svg:x1="2.534cm" svg:y1="0cm" svg:x2="2.567cm" svg:y2="0.107cm">
            <text:p/>
          </draw:line>
          <draw:line draw:style-name="gr2" draw:layer="layout" svg:x1="2.568cm" svg:y1="0.106cm" svg:x2="2.241cm" svg:y2="0.912cm">
            <text:p/>
          </draw:line>
          <draw:line draw:style-name="gr2" draw:layer="layout" svg:x1="2.242cm" svg:y1="0.912cm" svg:x2="2.208cm" svg:y2="0.797cm">
            <text:p/>
          </draw:line>
          <draw:line draw:style-name="gr2" draw:layer="layout" svg:x1="2.208cm" svg:y1="0.798cm" svg:x2="2.535cm" svg:y2="0cm">
            <text:p/>
          </draw:line>
          <draw:polygon draw:style-name="gr5" draw:layer="layout" svg:width="1.223cm" svg:height="0.594cm" svg:x="1.141cm" svg:y="0.089cm" svg:viewBox="0 0 1224 595" draw:points="0,578 32,595 938,595 978,586 1003,570 1019,545 1224,57 1224,24 1207,8 1166,0 277,0 236,8 212,32 7,538">
            <text:p/>
          </draw:polygon>
          <draw:line draw:style-name="gr2" draw:layer="layout" svg:x1="1.141cm" svg:y1="0.667cm" svg:x2="1.175cm" svg:y2="0.684cm">
            <text:p/>
          </draw:line>
          <draw:line draw:style-name="gr2" draw:layer="layout" svg:x1="1.174cm" svg:y1="0.683cm" svg:x2="2.079cm" svg:y2="0.683cm">
            <text:p/>
          </draw:line>
          <draw:line draw:style-name="gr2" draw:layer="layout" svg:x1="2.078cm" svg:y1="0.684cm" svg:x2="2.12cm" svg:y2="0.675cm">
            <text:p/>
          </draw:line>
          <draw:line draw:style-name="gr2" draw:layer="layout" svg:x1="2.119cm" svg:y1="0.675cm" svg:x2="2.145cm" svg:y2="0.658cm">
            <text:p/>
          </draw:line>
          <draw:line draw:style-name="gr2" draw:layer="layout" svg:x1="2.143cm" svg:y1="0.659cm" svg:x2="2.16cm" svg:y2="0.634cm">
            <text:p/>
          </draw:line>
          <draw:line draw:style-name="gr2" draw:layer="layout" svg:x1="2.159cm" svg:y1="0.635cm" svg:x2="2.364cm" svg:y2="0.146cm">
            <text:p/>
          </draw:line>
          <draw:line draw:style-name="gr2" draw:layer="layout" svg:x1="2.363cm" svg:y1="0.147cm" svg:x2="2.363cm" svg:y2="0.114cm">
            <text:p/>
          </draw:line>
          <draw:line draw:style-name="gr2" draw:layer="layout" svg:x1="2.365cm" svg:y1="0.116cm" svg:x2="2.347cm" svg:y2="0.098cm">
            <text:p/>
          </draw:line>
          <draw:line draw:style-name="gr2" draw:layer="layout" svg:x1="2.348cm" svg:y1="0.098cm" svg:x2="2.306cm" svg:y2="0.089cm">
            <text:p/>
          </draw:line>
          <draw:line draw:style-name="gr2" draw:layer="layout" svg:x1="2.307cm" svg:y1="0.089cm" svg:x2="1.418cm" svg:y2="0.089cm">
            <text:p/>
          </draw:line>
          <draw:line draw:style-name="gr2" draw:layer="layout" svg:x1="1.419cm" svg:y1="0.089cm" svg:x2="1.377cm" svg:y2="0.098cm">
            <text:p/>
          </draw:line>
          <draw:line draw:style-name="gr2" draw:layer="layout" svg:x1="1.378cm" svg:y1="0.098cm" svg:x2="1.353cm" svg:y2="0.123cm">
            <text:p/>
          </draw:line>
          <draw:line draw:style-name="gr2" draw:layer="layout" svg:x1="1.354cm" svg:y1="0.122cm" svg:x2="1.149cm" svg:y2="0.627cm">
            <text:p/>
          </draw:line>
          <draw:line draw:style-name="gr2" draw:layer="layout" svg:x1="1.15cm" svg:y1="0.626cm" svg:x2="1.141cm" svg:y2="0.668cm">
            <text:p/>
          </draw:line>
          <draw:polygon draw:style-name="gr1" draw:layer="layout" svg:width="2.119cm" svg:height="1.048cm" svg:x="0.008cm" svg:y="0.813cm" svg:viewBox="0 0 2120 1049" draw:points="1051,0 2120,0 1076,1049 0,1049">
            <text:p/>
          </draw:polygon>
          <draw:line draw:style-name="gr2" draw:layer="layout" svg:x1="1.059cm" svg:y1="0.813cm" svg:x2="2.128cm" svg:y2="0.813cm">
            <text:p/>
          </draw:line>
          <draw:line draw:style-name="gr2" draw:layer="layout" svg:x1="2.128cm" svg:y1="0.813cm" svg:x2="1.084cm" svg:y2="1.862cm">
            <text:p/>
          </draw:line>
          <draw:line draw:style-name="gr2" draw:layer="layout" svg:x1="1.085cm" svg:y1="1.862cm" svg:x2="0.008cm" svg:y2="1.862cm">
            <text:p/>
          </draw:line>
          <draw:line draw:style-name="gr2" draw:layer="layout" svg:x1="0.008cm" svg:y1="1.862cm" svg:x2="1.06cm" svg:y2="0.813cm">
            <text:p/>
          </draw:line>
          <draw:polygon draw:style-name="gr3" draw:layer="layout" svg:width="1.1cm" svg:height="0.138cm" svg:x="0cm" svg:y="1.862cm" svg:viewBox="0 0 1101 139" draw:points="0,0 24,139 1101,139 1084,0">
            <text:p/>
          </draw:polygon>
          <draw:line draw:style-name="gr2" draw:layer="layout" svg:x1="0cm" svg:y1="1.863cm" svg:x2="0.025cm" svg:y2="2.001cm">
            <text:p/>
          </draw:line>
          <draw:line draw:style-name="gr2" draw:layer="layout" svg:x1="0.024cm" svg:y1="2cm" svg:x2="1.101cm" svg:y2="2cm">
            <text:p/>
          </draw:line>
          <draw:line draw:style-name="gr2" draw:layer="layout" svg:x1="1.101cm" svg:y1="2.001cm" svg:x2="1.084cm" svg:y2="1.862cm">
            <text:p/>
          </draw:line>
          <draw:line draw:style-name="gr2" draw:layer="layout" svg:x1="1.085cm" svg:y1="1.862cm" svg:x2="0cm" svg:y2="1.862cm">
            <text:p/>
          </draw:line>
          <draw:polygon draw:style-name="gr4" draw:layer="layout" svg:width="1.067cm" svg:height="1.187cm" svg:x="1.084cm" svg:y="0.813cm" svg:viewBox="0 0 1068 1188" draw:points="1043,0 1068,138 16,1188 0,1049">
            <text:p/>
          </draw:polygon>
          <draw:line draw:style-name="gr2" draw:layer="layout" svg:x1="2.127cm" svg:y1="0.813cm" svg:x2="2.153cm" svg:y2="0.952cm">
            <text:p/>
          </draw:line>
          <draw:line draw:style-name="gr2" draw:layer="layout" svg:x1="2.152cm" svg:y1="0.951cm" svg:x2="1.1cm" svg:y2="2.001cm">
            <text:p/>
          </draw:line>
          <draw:line draw:style-name="gr2" draw:layer="layout" svg:x1="1.101cm" svg:y1="2.001cm" svg:x2="1.084cm" svg:y2="1.862cm">
            <text:p/>
          </draw:line>
          <draw:line draw:style-name="gr2" draw:layer="layout" svg:x1="1.084cm" svg:y1="1.862cm" svg:x2="2.128cm" svg:y2="0.813cm">
            <text:p/>
          </draw:line>
          <draw:polygon draw:style-name="gr3" draw:layer="layout" svg:width="0.203cm" svg:height="0.073cm" svg:x="0.994cm" svg:y="0.895cm" svg:viewBox="0 0 204 74" draw:points="73,0 204,0 138,74 0,74">
            <text:p/>
          </draw:polygon>
          <draw:line draw:style-name="gr2" draw:layer="layout" svg:x1="1.067cm" svg:y1="0.895cm" svg:x2="1.199cm" svg:y2="0.895cm">
            <text:p/>
          </draw:line>
          <draw:line draw:style-name="gr2" draw:layer="layout" svg:x1="1.199cm" svg:y1="0.895cm" svg:x2="1.133cm" svg:y2="0.969cm">
            <text:p/>
          </draw:line>
          <draw:line draw:style-name="gr2" draw:layer="layout" svg:x1="1.133cm" svg:y1="0.967cm" svg:x2="0.994cm" svg:y2="0.967cm">
            <text:p/>
          </draw:line>
          <draw:line draw:style-name="gr2" draw:layer="layout" svg:x1="0.994cm" svg:y1="0.969cm" svg:x2="1.068cm" svg:y2="0.895cm">
            <text:p/>
          </draw:line>
          <draw:polygon draw:style-name="gr3" draw:layer="layout" svg:width="0.204cm" svg:height="0.073cm" svg:x="1.181cm" svg:y="0.895cm" svg:viewBox="0 0 205 74" draw:points="73,0 205,0 139,74 0,74">
            <text:p/>
          </draw:polygon>
          <draw:line draw:style-name="gr2" draw:layer="layout" svg:x1="1.255cm" svg:y1="0.895cm" svg:x2="1.387cm" svg:y2="0.895cm">
            <text:p/>
          </draw:line>
          <draw:line draw:style-name="gr2" draw:layer="layout" svg:x1="1.387cm" svg:y1="0.895cm" svg:x2="1.32cm" svg:y2="0.969cm">
            <text:p/>
          </draw:line>
          <draw:line draw:style-name="gr2" draw:layer="layout" svg:x1="1.321cm" svg:y1="0.967cm" svg:x2="1.181cm" svg:y2="0.967cm">
            <text:p/>
          </draw:line>
          <draw:line draw:style-name="gr2" draw:layer="layout" svg:x1="1.181cm" svg:y1="0.969cm" svg:x2="1.255cm" svg:y2="0.895cm">
            <text:p/>
          </draw:line>
          <draw:polygon draw:style-name="gr3" draw:layer="layout" svg:width="0.203cm" svg:height="0.073cm" svg:x="1.369cm" svg:y="0.895cm" svg:viewBox="0 0 204 74" draw:points="73,0 204,0 138,74 0,74">
            <text:p/>
          </draw:polygon>
          <draw:line draw:style-name="gr2" draw:layer="layout" svg:x1="1.442cm" svg:y1="0.895cm" svg:x2="1.573cm" svg:y2="0.895cm">
            <text:p/>
          </draw:line>
          <draw:line draw:style-name="gr2" draw:layer="layout" svg:x1="1.574cm" svg:y1="0.895cm" svg:x2="1.508cm" svg:y2="0.969cm">
            <text:p/>
          </draw:line>
          <draw:line draw:style-name="gr2" draw:layer="layout" svg:x1="1.508cm" svg:y1="0.967cm" svg:x2="1.369cm" svg:y2="0.967cm">
            <text:p/>
          </draw:line>
          <draw:line draw:style-name="gr2" draw:layer="layout" svg:x1="1.369cm" svg:y1="0.969cm" svg:x2="1.443cm" svg:y2="0.895cm">
            <text:p/>
          </draw:line>
          <draw:polygon draw:style-name="gr3" draw:layer="layout" svg:width="0.204cm" svg:height="0.073cm" svg:x="1.556cm" svg:y="0.895cm" svg:viewBox="0 0 205 74" draw:points="73,0 205,0 139,74 0,74">
            <text:p/>
          </draw:polygon>
          <draw:line draw:style-name="gr2" draw:layer="layout" svg:x1="1.63cm" svg:y1="0.895cm" svg:x2="1.762cm" svg:y2="0.895cm">
            <text:p/>
          </draw:line>
          <draw:line draw:style-name="gr2" draw:layer="layout" svg:x1="1.761cm" svg:y1="0.895cm" svg:x2="1.695cm" svg:y2="0.969cm">
            <text:p/>
          </draw:line>
          <draw:line draw:style-name="gr2" draw:layer="layout" svg:x1="1.696cm" svg:y1="0.967cm" svg:x2="1.556cm" svg:y2="0.967cm">
            <text:p/>
          </draw:line>
          <draw:line draw:style-name="gr2" draw:layer="layout" svg:x1="1.556cm" svg:y1="0.969cm" svg:x2="1.63cm" svg:y2="0.895cm">
            <text:p/>
          </draw:line>
          <draw:polygon draw:style-name="gr3" draw:layer="layout" svg:width="0.204cm" svg:height="0.073cm" svg:x="1.744cm" svg:y="0.895cm" svg:viewBox="0 0 205 74" draw:points="73,0 205,0 139,74 0,74">
            <text:p/>
          </draw:polygon>
          <draw:line draw:style-name="gr2" draw:layer="layout" svg:x1="1.817cm" svg:y1="0.895cm" svg:x2="1.948cm" svg:y2="0.895cm">
            <text:p/>
          </draw:line>
          <draw:line draw:style-name="gr2" draw:layer="layout" svg:x1="1.949cm" svg:y1="0.895cm" svg:x2="1.883cm" svg:y2="0.969cm">
            <text:p/>
          </draw:line>
          <draw:line draw:style-name="gr2" draw:layer="layout" svg:x1="1.884cm" svg:y1="0.967cm" svg:x2="1.744cm" svg:y2="0.967cm">
            <text:p/>
          </draw:line>
          <draw:line draw:style-name="gr2" draw:layer="layout" svg:x1="1.744cm" svg:y1="0.969cm" svg:x2="1.818cm" svg:y2="0.895cm">
            <text:p/>
          </draw:line>
          <draw:polygon draw:style-name="gr3" draw:layer="layout" svg:width="0.22cm" svg:height="0.072cm" svg:x="1.181cm" svg:y="1.09cm" svg:viewBox="0 0 221 73" draw:points="221,36 220,34 220,32 219,31 218,29 217,27 215,25 213,23 212,21 209,19 207,18 204,16 201,15 197,13 194,12 190,11 186,9 182,8 177,7 173,6 169,5 164,4 159,3 154,2 148,1 143,1 137,1 132,0 127,0 121,0 115,0 110,0 104,0 99,0 93,0 88,0 82,1 77,1 72,1 66,2 61,3 56,4 51,5 47,6 42,7 38,8 34,9 30,11 26,12 23,13 19,15 16,16 13,18 11,19 8,21 6,23 4,25 3,27 2,29 1,31 0,32 0,34 0,36 0,38 0,40 1,42 2,43 3,45 4,47 6,49 8,50 11,53 13,54 16,55 19,57 23,59 26,60 30,61 34,63 38,64 42,65 47,66 51,67 56,68 61,69 66,70 72,71 77,71 82,72 88,72 93,73 99,73 104,73 110,73 115,73 121,73 127,73 132,72 137,72 143,71 148,71 154,70 159,69 164,68 169,67 173,66 177,65 182,64 186,63 190,61 194,60 197,59 201,57 204,55 207,54 209,53 212,50 213,49 215,47 217,45 218,43 219,42 220,40 220,38">
            <text:p/>
          </draw:polygon>
          <draw:polygon draw:style-name="gr2" draw:layer="layout" svg:width="0.212cm" svg:height="0.065cm" svg:x="1.181cm" svg:y="1.09cm" svg:viewBox="0 0 213 66" draw:points="213,32 213,31 212,29 211,27 210,26 209,24 208,22 206,21 204,19 202,18 199,16 196,15 193,14 190,12 187,11 183,9 180,8 175,7 171,6 167,5 162,4 158,3 153,2 148,2 143,1 138,1 133,0 128,0 122,0 117,0 111,0 106,0 101,0 95,0 90,0 85,0 79,0 74,1 69,1 64,2 59,2 54,3 50,4 45,5 41,6 37,7 33,8 29,9 25,11 22,12 19,14 16,15 13,16 10,18 8,19 6,21 4,22 3,24 2,26 1,27 0,29 0,31 0,32 0,34 0,36 1,37 2,39 3,41 4,42 6,44 8,46 10,47 13,48 16,50 19,51 22,53 25,54 29,55 33,57 37,57 41,59 45,59 50,61 54,62 59,62 64,63 69,64 74,64 79,64 85,65 90,66 95,66 101,66 106,66 111,66 117,66 122,66 128,65 133,64 138,64 143,64 148,63 153,62 158,62 162,61 167,59 171,59 175,57 180,57 183,55 187,54 190,53 193,51 196,50 199,48 202,47 204,46 206,44 208,42 209,41 210,39 211,37 212,36 213,34">
            <text:p/>
          </draw:polygon>
          <draw:polygon draw:style-name="gr3" draw:layer="layout" svg:width="0.163cm" svg:height="0.073cm" svg:x="1.002cm" svg:y="1.082cm" svg:viewBox="0 0 164 74" draw:points="0,24 164,0 98,74">
            <text:p/>
          </draw:polygon>
          <draw:line draw:style-name="gr2" draw:layer="layout" svg:x1="1.002cm" svg:y1="1.107cm" svg:x2="1.166cm" svg:y2="1.082cm">
            <text:p/>
          </draw:line>
          <draw:line draw:style-name="gr2" draw:layer="layout" svg:x1="1.166cm" svg:y1="1.082cm" svg:x2="1.1cm" svg:y2="1.156cm">
            <text:p/>
          </draw:line>
          <draw:line draw:style-name="gr2" draw:layer="layout" svg:x1="1.101cm" svg:y1="1.156cm" svg:x2="1.002cm" svg:y2="1.106cm">
            <text:p/>
          </draw:line>
          <draw:polygon draw:style-name="gr3" draw:layer="layout" svg:width="0.187cm" svg:height="0.073cm" svg:x="1.418cm" svg:y="1.09cm" svg:viewBox="0 0 188 74" draw:points="188,32 65,0 0,74">
            <text:p/>
          </draw:polygon>
          <draw:line draw:style-name="gr2" draw:layer="layout" svg:x1="1.606cm" svg:y1="1.123cm" svg:x2="1.483cm" svg:y2="1.09cm">
            <text:p/>
          </draw:line>
          <draw:line draw:style-name="gr2" draw:layer="layout" svg:x1="1.484cm" svg:y1="1.09cm" svg:x2="1.418cm" svg:y2="1.164cm">
            <text:p/>
          </draw:line>
          <draw:line draw:style-name="gr2" draw:layer="layout" svg:x1="1.418cm" svg:y1="1.164cm" svg:x2="1.606cm" svg:y2="1.122cm">
            <text:p/>
          </draw:line>
          <draw:polygon draw:style-name="gr3" draw:layer="layout" svg:width="0.204cm" svg:height="0.073cm" svg:x="0.807cm" svg:y="1.269cm" svg:viewBox="0 0 205 74" draw:points="73,0 205,0 139,74 0,74">
            <text:p/>
          </draw:polygon>
          <draw:line draw:style-name="gr2" draw:layer="layout" svg:x1="0.88cm" svg:y1="1.269cm" svg:x2="1.012cm" svg:y2="1.269cm">
            <text:p/>
          </draw:line>
          <draw:line draw:style-name="gr2" draw:layer="layout" svg:x1="1.011cm" svg:y1="1.269cm" svg:x2="0.945cm" svg:y2="1.343cm">
            <text:p/>
          </draw:line>
          <draw:line draw:style-name="gr2" draw:layer="layout" svg:x1="0.946cm" svg:y1="1.342cm" svg:x2="0.807cm" svg:y2="1.342cm">
            <text:p/>
          </draw:line>
          <draw:line draw:style-name="gr2" draw:layer="layout" svg:x1="0.807cm" svg:y1="1.343cm" svg:x2="0.881cm" svg:y2="1.269cm">
            <text:p/>
          </draw:line>
          <draw:polygon draw:style-name="gr3" draw:layer="layout" svg:width="0.203cm" svg:height="0.073cm" svg:x="0.994cm" svg:y="1.269cm" svg:viewBox="0 0 204 74" draw:points="73,0 204,0 138,74 0,74">
            <text:p/>
          </draw:polygon>
          <draw:line draw:style-name="gr2" draw:layer="layout" svg:x1="1.067cm" svg:y1="1.269cm" svg:x2="1.199cm" svg:y2="1.269cm">
            <text:p/>
          </draw:line>
          <draw:line draw:style-name="gr2" draw:layer="layout" svg:x1="1.199cm" svg:y1="1.269cm" svg:x2="1.133cm" svg:y2="1.343cm">
            <text:p/>
          </draw:line>
          <draw:line draw:style-name="gr2" draw:layer="layout" svg:x1="1.133cm" svg:y1="1.342cm" svg:x2="0.994cm" svg:y2="1.342cm">
            <text:p/>
          </draw:line>
          <draw:line draw:style-name="gr2" draw:layer="layout" svg:x1="0.994cm" svg:y1="1.343cm" svg:x2="1.068cm" svg:y2="1.269cm">
            <text:p/>
          </draw:line>
          <draw:polygon draw:style-name="gr3" draw:layer="layout" svg:width="0.204cm" svg:height="0.073cm" svg:x="1.181cm" svg:y="1.269cm" svg:viewBox="0 0 205 74" draw:points="73,0 205,0 139,74 0,74">
            <text:p/>
          </draw:polygon>
          <draw:line draw:style-name="gr2" draw:layer="layout" svg:x1="1.255cm" svg:y1="1.269cm" svg:x2="1.387cm" svg:y2="1.269cm">
            <text:p/>
          </draw:line>
          <draw:line draw:style-name="gr2" draw:layer="layout" svg:x1="1.387cm" svg:y1="1.269cm" svg:x2="1.32cm" svg:y2="1.343cm">
            <text:p/>
          </draw:line>
          <draw:line draw:style-name="gr2" draw:layer="layout" svg:x1="1.321cm" svg:y1="1.342cm" svg:x2="1.181cm" svg:y2="1.342cm">
            <text:p/>
          </draw:line>
          <draw:line draw:style-name="gr2" draw:layer="layout" svg:x1="1.181cm" svg:y1="1.343cm" svg:x2="1.255cm" svg:y2="1.269cm">
            <text:p/>
          </draw:line>
          <draw:polygon draw:style-name="gr3" draw:layer="layout" svg:width="0.204cm" svg:height="0.074cm" svg:x="0.619cm" svg:y="1.455cm" svg:viewBox="0 0 205 75" draw:points="73,0 205,0 139,75 0,75">
            <text:p/>
          </draw:polygon>
          <draw:line draw:style-name="gr2" draw:layer="layout" svg:x1="0.693cm" svg:y1="1.455cm" svg:x2="0.824cm" svg:y2="1.455cm">
            <text:p/>
          </draw:line>
          <draw:line draw:style-name="gr2" draw:layer="layout" svg:x1="0.824cm" svg:y1="1.455cm" svg:x2="0.758cm" svg:y2="1.53cm">
            <text:p/>
          </draw:line>
          <draw:line draw:style-name="gr2" draw:layer="layout" svg:x1="0.759cm" svg:y1="1.529cm" svg:x2="0.619cm" svg:y2="1.529cm">
            <text:p/>
          </draw:line>
          <draw:line draw:style-name="gr2" draw:layer="layout" svg:x1="0.619cm" svg:y1="1.53cm" svg:x2="0.693cm" svg:y2="1.455cm">
            <text:p/>
          </draw:line>
          <draw:polygon draw:style-name="gr3" draw:layer="layout" svg:width="0.204cm" svg:height="0.074cm" svg:x="0.807cm" svg:y="1.455cm" svg:viewBox="0 0 205 75" draw:points="73,0 205,0 139,75 0,75">
            <text:p/>
          </draw:polygon>
          <draw:line draw:style-name="gr2" draw:layer="layout" svg:x1="0.88cm" svg:y1="1.455cm" svg:x2="1.012cm" svg:y2="1.455cm">
            <text:p/>
          </draw:line>
          <draw:line draw:style-name="gr2" draw:layer="layout" svg:x1="1.011cm" svg:y1="1.455cm" svg:x2="0.945cm" svg:y2="1.53cm">
            <text:p/>
          </draw:line>
          <draw:line draw:style-name="gr2" draw:layer="layout" svg:x1="0.946cm" svg:y1="1.529cm" svg:x2="0.807cm" svg:y2="1.529cm">
            <text:p/>
          </draw:line>
          <draw:line draw:style-name="gr2" draw:layer="layout" svg:x1="0.807cm" svg:y1="1.53cm" svg:x2="0.881cm" svg:y2="1.455cm">
            <text:p/>
          </draw:line>
          <draw:polygon draw:style-name="gr3" draw:layer="layout" svg:width="0.203cm" svg:height="0.074cm" svg:x="0.994cm" svg:y="1.455cm" svg:viewBox="0 0 204 75" draw:points="73,0 204,0 138,75 0,75">
            <text:p/>
          </draw:polygon>
          <draw:line draw:style-name="gr2" draw:layer="layout" svg:x1="1.067cm" svg:y1="1.455cm" svg:x2="1.199cm" svg:y2="1.455cm">
            <text:p/>
          </draw:line>
          <draw:line draw:style-name="gr2" draw:layer="layout" svg:x1="1.199cm" svg:y1="1.455cm" svg:x2="1.133cm" svg:y2="1.53cm">
            <text:p/>
          </draw:line>
          <draw:line draw:style-name="gr2" draw:layer="layout" svg:x1="1.133cm" svg:y1="1.529cm" svg:x2="0.994cm" svg:y2="1.529cm">
            <text:p/>
          </draw:line>
          <draw:line draw:style-name="gr2" draw:layer="layout" svg:x1="0.994cm" svg:y1="1.53cm" svg:x2="1.068cm" svg:y2="1.45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canner</dc:title>
    <meta:creation-date>2011-02-07T16:44:43</meta:creation-date>
    <meta:editing-duration>P0D</meta:editing-duration>
    <meta:editing-cycles>1</meta:editing-cycles>
    <meta:document-statistic meta:object-count="111"/>
    <meta:generator>OpenOffice.org/3.3$Linux OpenOffice.org_project/330m20$Build-9567</meta:generator>
  </office:meta>
</office:document-meta>
</file>